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0FA6B2010DDA62548.png" manifest:media-type="image/png"/>
  <manifest:file-entry manifest:full-path="Pictures/100000000000013E000000944F657AD5AE6601A0.png" manifest:media-type="image/png"/>
  <manifest:file-entry manifest:full-path="Pictures/100000000000005E0000007C891C3916EA97F109.png" manifest:media-type="image/png"/>
  <manifest:file-entry manifest:full-path="Pictures/10000000000000730000004071FD36A78E6E763E.png" manifest:media-type="image/png"/>
  <manifest:file-entry manifest:full-path="Pictures/10000000000000F6000000669BADFF853086A6D9.png" manifest:media-type="image/png"/>
  <manifest:file-entry manifest:full-path="Pictures/100002010000018500000184407FCAD7E7869DA7.png" manifest:media-type="image/png"/>
  <manifest:file-entry manifest:full-path="Pictures/1000000000000020000000204B249CA79A42C6D7.png" manifest:media-type="image/png"/>
  <manifest:file-entry manifest:full-path="Pictures/10000000000000690000002C2FCECEEEE8BBD77F.png" manifest:media-type="image/png"/>
  <manifest:file-entry manifest:full-path="Pictures/10000000000000C0000000DA7F72C7B1669D3CAC.png" manifest:media-type="image/png"/>
  <manifest:file-entry manifest:full-path="Pictures/100000000000002F0000001EC39222C6E72295E9.png" manifest:media-type="image/png"/>
  <manifest:file-entry manifest:full-path="Pictures/100000000000002A00000049435FA8A8839BD047.png" manifest:media-type="image/png"/>
  <manifest:file-entry manifest:full-path="Pictures/100000000000003F00000072B4A71290B41934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25cm" svg:height="13.689cm" svg:x="7.865cm" svg:y="1.075cm">
          <draw:image xlink:href="Pictures/100002010000018500000184407FCAD7E7869DA7.png" xlink:type="simple" xlink:show="embed" xlink:actuate="onLoad">
            <text:p/>
          </draw:image>
        </draw:frame>
        <draw:line draw:style-name="gr2" draw:text-style-name="P2" draw:layer="layout" svg:x1="10.414cm" svg:y1="8.382cm" svg:x2="10.414cm" svg:y2="1.043cm">
          <text:p/>
        </draw:line>
        <draw:line draw:style-name="gr2" draw:text-style-name="P2" draw:layer="layout" svg:x1="7.48cm" svg:y1="1.043cm" svg:x2="10.414cm" svg:y2="1.043cm">
          <text:p/>
        </draw:line>
        <draw:frame draw:style-name="gr1" draw:text-style-name="P1" draw:layer="layout" svg:width="2.777cm" svg:height="1.163cm" svg:x="4.826cm" svg:y="0.508cm">
          <draw:image xlink:href="Pictures/10000000000000690000002C2FCECEEEE8BBD77F.png" xlink:type="simple" xlink:show="embed" xlink:actuate="onLoad">
            <text:p/>
          </draw:image>
        </draw:frame>
        <draw:line draw:style-name="gr2" draw:text-style-name="P2" draw:layer="layout" svg:x1="10.414cm" svg:y1="8.383cm" svg:x2="10.414cm" svg:y2="1.044cm">
          <text:p/>
        </draw:line>
        <draw:line draw:style-name="gr2" draw:text-style-name="P2" draw:layer="layout" svg:x1="13.462cm" svg:y1="16.764cm" svg:x2="13.462cm" svg:y2="14.478cm">
          <text:p/>
        </draw:line>
        <draw:line draw:style-name="gr2" draw:text-style-name="P2" draw:layer="layout" svg:x1="10.679cm" svg:y1="16.764cm" svg:x2="13.462cm" svg:y2="16.764cm">
          <text:p/>
        </draw:line>
        <draw:line draw:style-name="gr2" draw:text-style-name="P2" draw:layer="layout" svg:x1="14.478cm" svg:y1="17.78cm" svg:x2="14.478cm" svg:y2="14.478cm">
          <text:p/>
        </draw:line>
        <draw:line draw:style-name="gr2" draw:text-style-name="P2" draw:layer="layout" svg:x1="16.51cm" svg:y1="7.366cm" svg:x2="16.51cm" svg:y2="5.842cm">
          <text:p/>
        </draw:line>
        <draw:line draw:style-name="gr2" draw:text-style-name="P2" draw:layer="layout" svg:x1="17.272cm" svg:y1="16.002cm" svg:x2="17.272cm" svg:y2="14.478cm">
          <text:p/>
        </draw:line>
        <draw:line draw:style-name="gr2" draw:text-style-name="P2" draw:layer="layout" svg:x1="19.304cm" svg:y1="18.034cm" svg:x2="19.304cm" svg:y2="13.716cm">
          <text:p/>
        </draw:line>
        <draw:line draw:style-name="gr2" draw:text-style-name="P2" draw:layer="layout" svg:x1="24.281cm" svg:y1="14.732cm" svg:x2="20.32cm" svg:y2="14.732cm">
          <text:p/>
        </draw:line>
        <draw:line draw:style-name="gr2" draw:text-style-name="P2" draw:layer="layout" svg:x1="20.32cm" svg:y1="14.732cm" svg:x2="20.32cm" svg:y2="13.208cm">
          <text:p/>
        </draw:line>
        <draw:frame draw:style-name="gr1" draw:text-style-name="P1" draw:layer="layout" svg:width="3.69cm" svg:height="2.354cm" svg:x="18.916cm" svg:y="17.966cm">
          <draw:image xlink:href="Pictures/100000000000002F0000001EC39222C6E72295E9.png" xlink:type="simple" xlink:show="embed" xlink:actuate="onLoad">
            <text:p/>
          </draw:image>
        </draw:frame>
        <draw:frame draw:style-name="gr1" draw:text-style-name="P1" draw:layer="layout" svg:width="1.11cm" svg:height="1.93cm" svg:x="24.13cm" svg:y="13.818cm">
          <draw:image xlink:href="Pictures/100000000000002A00000049435FA8A8839BD047.png" xlink:type="simple" xlink:show="embed" xlink:actuate="onLoad">
            <text:p/>
          </draw:image>
        </draw:frame>
        <draw:frame draw:style-name="gr1" draw:text-style-name="P1" draw:layer="layout" svg:width="1.666cm" svg:height="3.015cm" svg:x="16.51cm" svg:y="16.002cm">
          <draw:image xlink:href="Pictures/100000000000003F00000072B4A71290B4193450.png" xlink:type="simple" xlink:show="embed" xlink:actuate="onLoad">
            <text:p/>
          </draw:image>
        </draw:frame>
        <draw:frame draw:style-name="gr1" draw:text-style-name="P1" draw:layer="layout" svg:width="6.508cm" svg:height="2.698cm" svg:x="4.064cm" svg:y="15.652cm">
          <draw:image xlink:href="Pictures/10000000000000F6000000669BADFF853086A6D9.png" xlink:type="simple" xlink:show="embed" xlink:actuate="onLoad">
            <text:p/>
          </draw:image>
        </draw:frame>
        <draw:frame draw:style-name="gr1" draw:text-style-name="P1" draw:layer="layout" svg:width="3.042cm" svg:height="1.692cm" svg:x="12.452cm" svg:y="17.78cm">
          <draw:image xlink:href="Pictures/10000000000000730000004071FD36A78E6E763E.png" xlink:type="simple" xlink:show="embed" xlink:actuate="onLoad">
            <text:p/>
          </draw:image>
        </draw:frame>
        <draw:line draw:style-name="gr2" draw:text-style-name="P2" draw:layer="layout" svg:x1="9.302cm" svg:y1="14.224cm" svg:x2="12.085cm" svg:y2="14.224cm">
          <text:p/>
        </draw:line>
        <draw:frame draw:style-name="gr1" draw:text-style-name="P1" draw:layer="layout" svg:width="3.579cm" svg:height="4.064cm" svg:x="5.819cm" svg:y="11.176cm">
          <draw:image xlink:href="Pictures/10000000000000C0000000DA7F72C7B1669D3CAC.png" xlink:type="simple" xlink:show="embed" xlink:actuate="onLoad">
            <text:p/>
          </draw:image>
        </draw:frame>
        <draw:frame draw:style-name="gr1" draw:text-style-name="P1" draw:layer="layout" svg:width="2.486cm" svg:height="3.28cm" svg:x="11.484cm" svg:y="3.578cm">
          <draw:image xlink:href="Pictures/100000000000005E0000007C891C3916EA97F109.png" xlink:type="simple" xlink:show="embed" xlink:actuate="onLoad">
            <text:p/>
          </draw:image>
        </draw:frame>
        <draw:line draw:style-name="gr2" draw:text-style-name="P2" draw:layer="layout" svg:x1="15.232cm" svg:y1="7.874cm" svg:x2="15.24cm" svg:y2="6.604cm">
          <text:p/>
        </draw:line>
        <draw:line draw:style-name="gr2" draw:text-style-name="P2" draw:layer="layout" svg:x1="13.97cm" svg:y1="6.604cm" svg:x2="15.24cm" svg:y2="6.604cm">
          <text:p/>
        </draw:line>
        <draw:frame draw:style-name="gr1" draw:text-style-name="P1" draw:layer="layout" svg:width="3.275cm" svg:height="1.524cm" svg:x="14.759cm" svg:y="4.318cm">
          <draw:image xlink:href="Pictures/100000000000013E000000944F657AD5AE6601A0.png" xlink:type="simple" xlink:show="embed" xlink:actuate="onLoad">
            <text:p/>
          </draw:image>
        </draw:frame>
        <draw:frame draw:style-name="gr1" draw:text-style-name="P1" draw:layer="layout" svg:width="3.174cm" svg:height="3.386cm" svg:x="23.114cm" svg:y="4.572cm">
          <draw:image xlink:href="Pictures/100000000000007800000080FA6B2010DDA62548.png" xlink:type="simple" xlink:show="embed" xlink:actuate="onLoad">
            <text:p/>
          </draw:image>
        </draw:frame>
        <draw:frame draw:style-name="gr3" draw:text-style-name="P3" draw:layer="layout" svg:width="2.479cm" svg:height="0.911cm" svg:x="4.887cm" svg:y="1.629cm">
          <draw:text-box>
            <text:p>0.0430</text:p>
          </draw:text-box>
        </draw:frame>
        <draw:frame draw:style-name="gr3" draw:text-style-name="P3" draw:layer="layout" svg:width="2.119cm" svg:height="0.911cm" svg:x="6.517cm" svg:y="10.414cm">
          <draw:text-box>
            <text:p>0.077</text:p>
          </draw:text-box>
        </draw:frame>
        <draw:frame draw:style-name="gr3" draw:text-style-name="P3" draw:layer="layout" svg:width="2.119cm" svg:height="0.911cm" svg:x="6.263cm" svg:y="18.139cm">
          <draw:text-box>
            <text:p>0.088</text:p>
          </draw:text-box>
        </draw:frame>
        <draw:frame draw:style-name="gr3" draw:text-style-name="P3" draw:layer="layout" svg:width="2.119cm" svg:height="0.911cm" svg:x="12.867cm" svg:y="19.472cm">
          <draw:text-box>
            <text:p>0.094</text:p>
          </draw:text-box>
        </draw:frame>
        <draw:frame draw:style-name="gr3" draw:text-style-name="P3" draw:layer="layout" svg:width="2.119cm" svg:height="0.911cm" svg:x="16.256cm" svg:y="18.901cm">
          <draw:text-box>
            <text:p>0.167</text:p>
          </draw:text-box>
        </draw:frame>
        <draw:frame draw:style-name="gr4" draw:text-style-name="P3" draw:layer="layout" svg:width="2.119cm" svg:height="0.911cm" svg:x="19.979cm" svg:y="17.055cm">
          <draw:text-box>
            <text:p>0.655</text:p>
          </draw:text-box>
        </draw:frame>
        <draw:frame draw:style-name="gr3" draw:text-style-name="P3" draw:layer="layout" svg:width="2.119cm" svg:height="0.911cm" svg:x="23.622cm" svg:y="12.954cm">
          <draw:text-box>
            <text:p>0.678</text:p>
          </draw:text-box>
        </draw:frame>
        <draw:frame draw:style-name="gr3" draw:text-style-name="P3" draw:layer="layout" svg:width="2.119cm" svg:height="0.911cm" svg:x="11.597cm" svg:y="2.794cm">
          <draw:text-box>
            <text:p>0.107</text:p>
          </draw:text-box>
        </draw:frame>
        <draw:frame draw:style-name="gr3" draw:text-style-name="P3" draw:layer="layout" svg:width="2.119cm" svg:height="0.911cm" svg:x="15.407cm" svg:y="3.407cm">
          <draw:text-box>
            <text:p>0.158</text:p>
          </draw:text-box>
        </draw:frame>
        <draw:frame draw:style-name="gr3" draw:text-style-name="P3" draw:layer="layout" svg:width="2.119cm" svg:height="0.911cm" svg:x="23.535cm" svg:y="3.556cm">
          <draw:text-box>
            <text:p>0.197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DejaVu Sans" fo:font-family="'DejaVu Sans'" style:font-family-generic="roman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3333" draw:marker-start-width="0.356cm" draw:marker-end-width="0.356cm" draw:fill="none" draw:fill-gradient-name="Gradient_20_7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3333" draw:marker-start-width="0.356cm" draw:marker-end-width="0.356cm" draw:fill="none" draw:fill-gradient-name="Gradient_20_7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16:28:49.388549492</meta:creation-date>
    <dc:date>2017-08-27T17:24:56.490751758</dc:date>
    <meta:editing-duration>PT25M25S</meta:editing-duration>
    <meta:editing-cycles>5</meta:editing-cycles>
    <meta:generator>LibreOffice/5.2.7.2$Linux_X86_64 LibreOffice_project/20m0$Build-2</meta:generator>
    <meta:document-statistic meta:object-count="58"/>
  </office:meta>
</office:document-meta>
</file>